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2.14733"/>
          <table:table-cell office:value-type="float" office:value="0.2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1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6424"/>
          <table:table-cell office:value-type="float" office:value="0.2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3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1436"/>
          <table:table-cell office:value-type="float" office:value="0.2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06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.13151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9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5706"/>
          <table:table-cell office:value-type="float" office:value="0.2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9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2635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6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.17043"/>
          <table:table-cell office:value-type="float" office:value="0.2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4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0538"/>
          <table:table-cell office:value-type="float" office:value="0.2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3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11617"/>
          <table:table-cell office:value-type="float" office:value="0.3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06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2.19904"/>
          <table:table-cell office:value-type="float" office:value="0.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9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0167"/>
          <table:table-cell office:value-type="float" office:value="0.2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8237"/>
          <table:table-cell office:value-type="float" office:value="0.2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84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2.14912"/>
          <table:table-cell office:value-type="float" office:value="0.2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8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3294"/>
          <table:table-cell office:value-type="float" office:value="0.1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9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25601"/>
          <table:table-cell office:value-type="float" office:value="0.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73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2.09556"/>
          <table:table-cell office:value-type="float" office:value="0.3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8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3031"/>
          <table:table-cell office:value-type="float" office:value="0.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4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7046"/>
          <table:table-cell office:value-type="float" office:value="0.2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94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2.10524"/>
          <table:table-cell office:value-type="float" office:value="0.2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4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0273"/>
          <table:table-cell office:value-type="float" office:value="0.2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1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5459"/>
          <table:table-cell office:value-type="float" office:value="0.2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2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2.07868"/>
          <table:table-cell office:value-type="float" office:value="0.2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9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7337"/>
          <table:table-cell office:value-type="float" office:value="0.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18294"/>
          <table:table-cell office:value-type="float" office:value="0.2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7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.0135"/>
          <table:table-cell office:value-type="float" office:value="0.2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7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3904"/>
          <table:table-cell office:value-type="float" office:value="0.2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1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5516"/>
          <table:table-cell office:value-type="float" office:value="0.3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94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.92046"/>
          <table:table-cell office:value-type="float" office:value="0.2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1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8286"/>
          <table:table-cell office:value-type="float" office:value="0.2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0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7653"/>
          <table:table-cell office:value-type="float" office:value="0.2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2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.99337"/>
          <table:table-cell office:value-type="float" office:value="0.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68.0"/>
          <table:table-cell office:value-type="float" office:value="17030.0"/>
          <table:table-cell office:value-type="float" office:value="56297.0"/>
          <table:table-cell office:value-type="float" office:value="1228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7196"/>
          <table:table-cell office:value-type="float" office:value="0.1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01.0"/>
          <table:table-cell office:value-type="float" office:value="17030.0"/>
          <table:table-cell office:value-type="float" office:value="56297.0"/>
          <table:table-cell office:value-type="float" office:value="1277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0863"/>
          <table:table-cell office:value-type="float" office:value="0.15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11.0"/>
          <table:table-cell office:value-type="float" office:value="16930.0"/>
          <table:table-cell office:value-type="float" office:value="55977.0"/>
          <table:table-cell office:value-type="float" office:value="1333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.95386"/>
          <table:table-cell office:value-type="float" office:value="0.21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.0"/>
          <table:table-cell office:value-type="float" office:value="414.0"/>
          <table:table-cell office:value-type="float" office:value="17030.0"/>
          <table:table-cell office:value-type="float" office:value="56307.0"/>
          <table:table-cell office:value-type="float" office:value="1278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413"/>
          <table:table-cell office:value-type="float" office:value="0.235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67.0"/>
          <table:table-cell office:value-type="float" office:value="889.0"/>
          <table:table-cell office:value-type="float" office:value="17030.0"/>
          <table:table-cell office:value-type="float" office:value="56307.0"/>
          <table:table-cell office:value-type="float" office:value="124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1981"/>
          <table:table-cell office:value-type="float" office:value="0.1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00.0"/>
          <table:table-cell office:value-type="float" office:value="16930.0"/>
          <table:table-cell office:value-type="float" office:value="55987.0"/>
          <table:table-cell office:value-type="float" office:value="1324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.96011"/>
          <table:table-cell office:value-type="float" office:value="0.17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244.0"/>
          <table:table-cell office:value-type="float" office:value="17030.0"/>
          <table:table-cell office:value-type="float" office:value="56289.0"/>
          <table:table-cell office:value-type="float" office:value="1277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772"/>
          <table:table-cell office:value-type="float" office:value="0.2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163.0"/>
          <table:table-cell office:value-type="float" office:value="17030.0"/>
          <table:table-cell office:value-type="float" office:value="56289.0"/>
          <table:table-cell office:value-type="float" office:value="1256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3611"/>
          <table:table-cell office:value-type="float" office:value="0.1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21.0"/>
          <table:table-cell office:value-type="float" office:value="16930.0"/>
          <table:table-cell office:value-type="float" office:value="55969.0"/>
          <table:table-cell office:value-type="float" office:value="1324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.02563"/>
          <table:table-cell office:value-type="float" office:value="0.19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9.0"/>
          <table:table-cell office:value-type="float" office:value="346.0"/>
          <table:table-cell office:value-type="float" office:value="17030.0"/>
          <table:table-cell office:value-type="float" office:value="56307.0"/>
          <table:table-cell office:value-type="float" office:value="1230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3016"/>
          <table:table-cell office:value-type="float" office:value="0.17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.0"/>
          <table:table-cell office:value-type="float" office:value="421.0"/>
          <table:table-cell office:value-type="float" office:value="17030.0"/>
          <table:table-cell office:value-type="float" office:value="56307.0"/>
          <table:table-cell office:value-type="float" office:value="1277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2422"/>
          <table:table-cell office:value-type="float" office:value="0.14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47.0"/>
          <table:table-cell office:value-type="float" office:value="16930.0"/>
          <table:table-cell office:value-type="float" office:value="55987.0"/>
          <table:table-cell office:value-type="float" office:value="1338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.98544"/>
          <table:table-cell office:value-type="float" office:value="0.20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6.0"/>
          <table:table-cell office:value-type="float" office:value="451.0"/>
          <table:table-cell office:value-type="float" office:value="17030.0"/>
          <table:table-cell office:value-type="float" office:value="56297.0"/>
          <table:table-cell office:value-type="float" office:value="1277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8056"/>
          <table:table-cell office:value-type="float" office:value="0.1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160.0"/>
          <table:table-cell office:value-type="float" office:value="17030.0"/>
          <table:table-cell office:value-type="float" office:value="56297.0"/>
          <table:table-cell office:value-type="float" office:value="1277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8983"/>
          <table:table-cell office:value-type="float" office:value="0.15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96.0"/>
          <table:table-cell office:value-type="float" office:value="16930.0"/>
          <table:table-cell office:value-type="float" office:value="55977.0"/>
          <table:table-cell office:value-type="float" office:value="1347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.05222"/>
          <table:table-cell office:value-type="float" office:value="0.2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2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6035"/>
          <table:table-cell office:value-type="float" office:value="0.1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8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1673"/>
          <table:table-cell office:value-type="float" office:value="0.2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80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.03629"/>
          <table:table-cell office:value-type="float" office:value="0.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9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6035"/>
          <table:table-cell office:value-type="float" office:value="0.2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5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8267"/>
          <table:table-cell office:value-type="float" office:value="0.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743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.00845"/>
          <table:table-cell office:value-type="float" office:value="0.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9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5698"/>
          <table:table-cell office:value-type="float" office:value="0.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2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4232"/>
          <table:table-cell office:value-type="float" office:value="0.3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9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2.0917"/>
          <table:table-cell office:value-type="float" office:value="0.306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59.0"/>
          <table:table-cell office:value-type="float" office:value="1068.0"/>
          <table:table-cell office:value-type="float" office:value="40162.0"/>
          <table:table-cell office:value-type="float" office:value="130183.0"/>
          <table:table-cell office:value-type="float" office:value="1281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2504"/>
          <table:table-cell office:value-type="float" office:value="0.25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732.0"/>
          <table:table-cell office:value-type="float" office:value="40162.0"/>
          <table:table-cell office:value-type="float" office:value="130183.0"/>
          <table:table-cell office:value-type="float" office:value="1281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13727"/>
          <table:table-cell office:value-type="float" office:value="0.44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573.0"/>
          <table:table-cell office:value-type="float" office:value="39962.0"/>
          <table:table-cell office:value-type="float" office:value="129543.0"/>
          <table:table-cell office:value-type="float" office:value="1502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.52049"/>
          <table:table-cell office:value-type="float" office:value="0.3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1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8928"/>
          <table:table-cell office:value-type="float" office:value="0.1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1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4416"/>
          <table:table-cell office:value-type="float" office:value="0.1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6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86817"/>
          <table:table-cell office:value-type="float" office:value="0.182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90.0"/>
          <table:table-cell office:value-type="float" office:value="597.0"/>
          <table:table-cell office:value-type="float" office:value="6151.0"/>
          <table:table-cell office:value-type="float" office:value="20492.0"/>
          <table:table-cell office:value-type="float" office:value="1248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2751"/>
          <table:table-cell office:value-type="float" office:value="0.07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3.0"/>
          <table:table-cell office:value-type="float" office:value="442.0"/>
          <table:table-cell office:value-type="float" office:value="6151.0"/>
          <table:table-cell office:value-type="float" office:value="20492.0"/>
          <table:table-cell office:value-type="float" office:value="1228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83667"/>
          <table:table-cell office:value-type="float" office:value="0.05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.0"/>
          <table:table-cell office:value-type="float" office:value="6111.0"/>
          <table:table-cell office:value-type="float" office:value="20364.0"/>
          <table:table-cell office:value-type="float" office:value="1296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79553"/>
          <table:table-cell office:value-type="float" office:value="0.1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.0"/>
          <table:table-cell office:value-type="float" office:value="274.0"/>
          <table:table-cell office:value-type="float" office:value="6151.0"/>
          <table:table-cell office:value-type="float" office:value="20492.0"/>
          <table:table-cell office:value-type="float" office:value="1223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6636"/>
          <table:table-cell office:value-type="float" office:value="0.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255.0"/>
          <table:table-cell office:value-type="float" office:value="6151.0"/>
          <table:table-cell office:value-type="float" office:value="20492.0"/>
          <table:table-cell office:value-type="float" office:value="1230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85342"/>
          <table:table-cell office:value-type="float" office:value="0.06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.0"/>
          <table:table-cell office:value-type="float" office:value="6111.0"/>
          <table:table-cell office:value-type="float" office:value="20364.0"/>
          <table:table-cell office:value-type="float" office:value="1287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81861"/>
          <table:table-cell office:value-type="float" office:value="0.12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4.0"/>
          <table:table-cell office:value-type="float" office:value="418.0"/>
          <table:table-cell office:value-type="float" office:value="6151.0"/>
          <table:table-cell office:value-type="float" office:value="20492.0"/>
          <table:table-cell office:value-type="float" office:value="126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6501"/>
          <table:table-cell office:value-type="float" office:value="0.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324.0"/>
          <table:table-cell office:value-type="float" office:value="6151.0"/>
          <table:table-cell office:value-type="float" office:value="20492.0"/>
          <table:table-cell office:value-type="float" office:value="1276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87684"/>
          <table:table-cell office:value-type="float" office:value="0.06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.0"/>
          <table:table-cell office:value-type="float" office:value="6111.0"/>
          <table:table-cell office:value-type="float" office:value="20364.0"/>
          <table:table-cell office:value-type="float" office:value="1285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86098"/>
          <table:table-cell office:value-type="float" office:value="0.04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257.0"/>
          <table:table-cell office:value-type="float" office:value="6151.0"/>
          <table:table-cell office:value-type="float" office:value="20492.0"/>
          <table:table-cell office:value-type="float" office:value="1276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58137"/>
          <table:table-cell office:value-type="float" office:value="0.05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10.0"/>
          <table:table-cell office:value-type="float" office:value="6151.0"/>
          <table:table-cell office:value-type="float" office:value="20492.0"/>
          <table:table-cell office:value-type="float" office:value="1223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87993"/>
          <table:table-cell office:value-type="float" office:value="0.07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9.0"/>
          <table:table-cell office:value-type="float" office:value="6111.0"/>
          <table:table-cell office:value-type="float" office:value="20364.0"/>
          <table:table-cell office:value-type="float" office:value="1290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84137"/>
          <table:table-cell office:value-type="float" office:value="0.11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366.0"/>
          <table:table-cell office:value-type="float" office:value="6151.0"/>
          <table:table-cell office:value-type="float" office:value="20492.0"/>
          <table:table-cell office:value-type="float" office:value="124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69447"/>
          <table:table-cell office:value-type="float" office:value="0.08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58.0"/>
          <table:table-cell office:value-type="float" office:value="6151.0"/>
          <table:table-cell office:value-type="float" office:value="20492.0"/>
          <table:table-cell office:value-type="float" office:value="1276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84396"/>
          <table:table-cell office:value-type="float" office:value="0.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.0"/>
          <table:table-cell office:value-type="float" office:value="6111.0"/>
          <table:table-cell office:value-type="float" office:value="20364.0"/>
          <table:table-cell office:value-type="float" office:value="1285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